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developer.mozilla.org/fr/docs/WebRTC/Prendre_des_photos_avec_la_webcam#Le_script_complet </text:p>
      <text:p text:style-name="Standard"/>
      <text:p text:style-name="Standard">Le support WebRTC dans Firefox est caché derrière une préférence. Allez à about:config et positionnez 'media.navigator.enabled' à 'true'.</text:p>
      <text:p text:style-name="Standard"/>
      <text:p text:style-name="Standard"><text:a xlink:type="simple" xlink:href="http://www.html5rocks.com/en/tutorials/webrtc/basics/#simpleRTCPeerConnectionExample">http://www.html5rocks.com/en/tutorials/webrtc/basics/#simpleRTCPeerConnectionExample</text:a> </text:p>
      <text:p text:style-name="Standard">Instead, WebRTC app developers can choose whatever messaging protocol they prefer, such as SIP or XMPP, and any appropriate duplex (two-way) communication chan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3:56:38</meta:creation-date>
    <dc:date>2014-02-25T14:55:44</dc:date>
    <meta:editing-duration>PT43M56S</meta:editing-duration>
    <meta:editing-cycles>1</meta:editing-cycles>
    <meta:document-statistic meta:table-count="0" meta:image-count="0" meta:object-count="0" meta:page-count="1" meta:paragraph-count="4" meta:word-count="43" meta:character-count="482" meta:non-whitespace-character-count="441"/>
    <meta:generator>LibreOffice/3.5$Linux_X86_64 LibreOffice_project/350m1$Build-2</meta:generator>
  </office:meta>
</office:document-meta>
</file>